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8</text:p>
      <text:p text:style-name="P1">Prog obj</text:p>
      <text:p text:style-name="P1"/>
      <text:p text:style-name="P2">Exercice 1 :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02:29.543309698</meta:creation-date>
    <dc:date>2023-03-29T17:03:54.171507378</dc:date>
    <meta:editing-duration>PT1M25S</meta:editing-duration>
    <meta:editing-cycles>1</meta:editing-cycles>
    <meta:document-statistic meta:table-count="0" meta:image-count="0" meta:object-count="0" meta:page-count="1" meta:paragraph-count="3" meta:word-count="6" meta:character-count="23" meta:non-whitespace-character-count="20"/>
    <meta:generator>LibreOffice/7.4.6.2$Linux_X86_64 LibreOffice_project/40$Build-2</meta:generator>
  </office:meta>
</office:document-meta>
</file>